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6dac" officeooo:paragraph-rsid="00106dac"/>
    </style:style>
    <style:style style:name="P2" style:family="paragraph" style:parent-style-name="Standard">
      <style:text-properties officeooo:rsid="00106dac" officeooo:paragraph-rsid="0012b73f"/>
    </style:style>
    <style:style style:name="P3" style:family="paragraph" style:parent-style-name="Standard">
      <style:text-properties officeooo:rsid="00106dac" officeooo:paragraph-rsid="0014770c"/>
    </style:style>
    <style:style style:name="P4" style:family="paragraph" style:parent-style-name="Standard">
      <style:text-properties officeooo:rsid="00106dac" officeooo:paragraph-rsid="002222ae"/>
    </style:style>
    <style:style style:name="P5" style:family="paragraph" style:parent-style-name="Standard">
      <style:text-properties officeooo:rsid="0016089c" officeooo:paragraph-rsid="0016089c"/>
    </style:style>
    <style:style style:name="P6" style:family="paragraph" style:parent-style-name="Standard">
      <style:text-properties officeooo:rsid="0018f2ec" officeooo:paragraph-rsid="001a5cd8"/>
    </style:style>
    <style:style style:name="P7" style:family="paragraph" style:parent-style-name="Standard">
      <style:text-properties officeooo:rsid="0018f2ec" officeooo:paragraph-rsid="001af68b"/>
    </style:style>
    <style:style style:name="P8" style:family="paragraph" style:parent-style-name="Standard">
      <style:text-properties officeooo:rsid="0019919b" officeooo:paragraph-rsid="0019919b"/>
    </style:style>
    <style:style style:name="P9" style:family="paragraph" style:parent-style-name="Standard">
      <style:text-properties officeooo:rsid="0019919b" officeooo:paragraph-rsid="001a5cd8"/>
    </style:style>
    <style:style style:name="P10" style:family="paragraph" style:parent-style-name="Standard">
      <style:text-properties officeooo:rsid="0018f2ec" officeooo:paragraph-rsid="0024c5aa"/>
    </style:style>
    <style:style style:name="P11" style:family="paragraph" style:parent-style-name="Standard">
      <style:text-properties officeooo:rsid="0018f2ec" officeooo:paragraph-rsid="002707cb"/>
    </style:style>
    <style:style style:name="T1" style:family="text">
      <style:text-properties officeooo:rsid="0012b73f"/>
    </style:style>
    <style:style style:name="T2" style:family="text">
      <style:text-properties officeooo:rsid="00176ce6"/>
    </style:style>
    <style:style style:name="T3" style:family="text">
      <style:text-properties officeooo:rsid="0019919b"/>
    </style:style>
    <style:style style:name="T4" style:family="text">
      <style:text-properties officeooo:rsid="001be89c"/>
    </style:style>
    <style:style style:name="T5" style:family="text">
      <style:text-properties officeooo:rsid="002222ae"/>
    </style:style>
    <style:style style:name="T6" style:family="text">
      <style:text-properties officeooo:rsid="00241293"/>
    </style:style>
    <style:style style:name="T7" style:family="text">
      <style:text-properties officeooo:rsid="0024c5aa"/>
    </style:style>
    <style:style style:name="T8" style:family="text">
      <style:text-properties officeooo:rsid="00250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_680262437"/>{{MANDANT_NAME}}. test</text:p>
      <text:p text:style-name="P1">{{MANDANT_NAME}}, test</text:p>
      <text:p text:style-name="P1">{{MANDANT_NAME}}; test</text:p>
      <text:p text:style-name="P1">{{MANDANT_NAME}}: test</text:p>
      <text:p text:style-name="P1">{{MANDANT_NAME}}! test</text:p>
      <text:p text:style-name="P1">{{MANDANT_NAME}}? test</text:p>
      <text:p text:style-name="P1">{{MANDANT_NAME}}' test</text:p>
      <text:p text:style-name="P1"/>
      <text:p text:style-name="P1">// <text:span text:style-name="T5">not working – newlines are ENTER (=new paragraph)</text:span></text:p>
      <text:p text:style-name="P6"><text:bookmark-start text:name="__DdeLink__36_3011873568"/><text:bookmark-start text:name="__DdeLink__41_3011873568"/><text:bookmark-start text:name="__DdeLink__39_3011873568"/>[[SCRIPT:</text:p>
      <text:p text:style-name="P9"><text:bookmark-start text:name="__DdeLink__85_2517822816"/>"<text:span text:style-name="T7">Inhalt hier" + " ausm Script";</text:span><text:bookmark-end text:name="__DdeLink__85_2517822816"/></text:p>
      <text:p text:style-name="P6">]]<text:bookmark-end text:name="__DdeLink__41_3011873568"/><text:bookmark-end text:name="__DdeLink__39_3011873568"/><text:bookmark-end text:name="__DdeLink__36_3011873568"/></text:p>
      <text:p text:style-name="P6"/>
      <text:p text:style-name="P4">// <text:span text:style-name="T5">working – newlines are SHIFT+ENTER (=new line in same paragraph)</text:span></text:p>
      <text:p text:style-name="P10"><text:bookmark-start text:name="__DdeLink__154_2517822816"/>[[SCRIPT:<text:line-break/><text:span text:style-name="T3">"</text:span><text:span text:style-name="T7">Inhalt hier" + " ausm Script 2";</text:span><text:span text:style-name="T3"><text:line-break/></text:span>]]<text:bookmark-end text:name="__DdeLink__154_2517822816"/></text:p>
      <text:p text:style-name="P10"/>
      <text:p text:style-name="P11">[[SCRIPT:<text:line-break/>WENNGLEICH("s1","s2","gleich","ungleich")<text:span text:style-name="T7">;</text:span><text:span text:style-name="T3"><text:line-break/></text:span>]]</text:p>
      <text:p text:style-name="P6"/>
      <text:p text:style-name="P7">[[SCRIPT:"<text:span text:style-name="T8">schnuffelchen"</text:span>]]</text:p>
      <text:p text:style-name="P1"/>
      <text:p text:style-name="P1">{{MANDANT_NAME}}" test</text:p>
      <text:p text:style-name="P1">{{MANDANT_NAME}}test</text:p>
      <text:p text:style-name="P2"><text:bookmark-start text:name="__DdeLink__25_2032226316"/><text:bookmark-end text:name="__DdeLink__5_680262437"/>{{MANDANT_<text:span text:style-name="T1">VOR</text:span>NAME}}{{MANDANT_NAME}}<text:bookmark-end text:name="__DdeLink__25_2032226316"/></text:p>
      <text:p text:style-name="P3">{{MANDANT_<text:span text:style-name="T1">VOR</text:span>NAME}} {{MANDANT_NAME}}<text:span text:style-name="T2">2</text:span></text:p>
      <text:p text:style-name="P5">{{MANDANT_ANREDE}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3H24M11S</meta:editing-duration>
    <meta:editing-cycles>23</meta:editing-cycles>
    <meta:generator>LibreOffice/6.4.7.2$Linux_X86_64 LibreOffice_project/40$Build-2</meta:generator>
    <dc:date>2021-11-08T22:19:32.310771861</dc:date>
    <dc:creator>Jens Kutschke</dc:creator>
    <meta:document-statistic meta:table-count="0" meta:image-count="0" meta:object-count="0" meta:page-count="1" meta:paragraph-count="20" meta:word-count="60" meta:character-count="574" meta:non-whitespace-character-count="532"/>
    <meta:user-defined meta:name="Info 1"/>
    <meta:user-defined meta:name="Info 2"/>
    <meta:user-defined meta:name="Info 3"/>
    <meta:user-defined meta:name="Info 4"/>
  </office:meta>
</office:document-meta>
</file>